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02d70" officeooo:paragraph-rsid="00102d70"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2pt" style:text-underline-style="none" fo:font-weight="normal" officeooo:rsid="00102d70" officeooo:paragraph-rsid="00102d70"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style:text-underline-style="none" fo:font-weight="normal" officeooo:rsid="00102d70" officeooo:paragraph-rsid="0021631f"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none" fo:font-weight="normal" officeooo:rsid="0010e842" officeooo:paragraph-rsid="0010e842"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normal" officeooo:rsid="0010e842" officeooo:paragraph-rsid="001444d8"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style:text-underline-style="none" fo:font-weight="normal" officeooo:rsid="0010e842" officeooo:paragraph-rsid="0021631f"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style:text-underline-style="none" fo:font-weight="normal" officeooo:rsid="001b2788" officeooo:paragraph-rsid="001b2788"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none" fo:font-weight="normal" officeooo:rsid="00179639" officeooo:paragraph-rsid="001444d8"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normal" officeooo:rsid="0021631f" officeooo:paragraph-rsid="00229029"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272cec" officeooo:paragraph-rsid="00272cec"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normal" officeooo:rsid="002961e1" officeooo:paragraph-rsid="002961e1"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none" fo:font-weight="normal" officeooo:rsid="002bd8ca" officeooo:paragraph-rsid="002bd8ca"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style:text-underline-style="none" fo:font-weight="normal" officeooo:rsid="0031d85c" officeooo:paragraph-rsid="0031d85c"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style:text-underline-style="none" fo:font-weight="normal" officeooo:rsid="00393bc2" officeooo:paragraph-rsid="00393bc2"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none" fo:font-weight="normal" officeooo:rsid="00393bc2" officeooo:paragraph-rsid="003c825e"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style:text-underline-style="none" fo:font-weight="normal" officeooo:rsid="003dad74" officeooo:paragraph-rsid="003f3670"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style:text-underline-style="none" fo:font-weight="normal" officeooo:rsid="00194d07" officeooo:paragraph-rsid="00194d07"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34834c" officeooo:paragraph-rsid="0034834c"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3a980f" officeooo:paragraph-rsid="003a980f"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style="normal" style:text-underline-style="none" fo:font-weight="normal" officeooo:rsid="003a980f" officeooo:paragraph-rsid="0039d6e4"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style:text-underline-style="none" fo:font-weight="normal" officeooo:rsid="003dad74" officeooo:paragraph-rsid="003c825e"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style:text-underline-style="none" fo:font-weight="normal" officeooo:rsid="00402bb4" officeooo:paragraph-rsid="003f3670"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5pt" style:text-underline-style="none" fo:font-weight="bold" officeooo:rsid="00102d70" officeooo:paragraph-rsid="00102d70" style:font-size-asian="15pt" style:font-weight-asian="bold" style:font-size-complex="15pt" style:font-weight-complex="bold"/>
    </style:style>
    <style:style style:name="P24" style:family="paragraph" style:parent-style-name="Standard">
      <style:paragraph-properties fo:text-align="start" style:justify-single-word="false"/>
      <style:text-properties fo:font-size="15pt" style:text-underline-style="none" fo:font-weight="bold" officeooo:rsid="0021631f" officeooo:paragraph-rsid="0021631f" style:font-size-asian="15pt" style:font-weight-asian="bold" style:font-size-complex="15pt" style:font-weight-complex="bold"/>
    </style:style>
    <style:style style:name="P25" style:family="paragraph" style:parent-style-name="Standard">
      <style:paragraph-properties fo:text-align="start" style:justify-single-word="false"/>
      <style:text-properties fo:font-size="15pt" style:text-underline-style="none" fo:font-weight="bold" officeooo:rsid="0021631f" officeooo:paragraph-rsid="003f3670" style:font-size-asian="15pt" style:font-weight-asian="bold" style:font-size-complex="15pt" style:font-weight-complex="bold"/>
    </style:style>
    <style:style style:name="P26" style:family="paragraph" style:parent-style-name="Standard">
      <style:paragraph-properties fo:text-align="start" style:justify-single-word="false"/>
      <style:text-properties fo:font-size="15pt" style:text-underline-style="none" fo:font-weight="bold" officeooo:rsid="0026364b" officeooo:paragraph-rsid="0026364b" style:font-size-asian="15pt" style:font-weight-asian="bold" style:font-size-complex="15pt" style:font-weight-complex="bold"/>
    </style:style>
    <style:style style:name="P27" style:family="paragraph" style:parent-style-name="Standard">
      <style:paragraph-properties fo:text-align="start" style:justify-single-word="false"/>
      <style:text-properties fo:font-size="15pt" style:text-underline-style="none" fo:font-weight="bold" officeooo:rsid="0031d85c" officeooo:paragraph-rsid="0031d85c" style:font-size-asian="15pt" style:font-weight-asian="bold" style:font-size-complex="15pt" style:font-weight-complex="bold"/>
    </style:style>
    <style:style style:name="P28" style:family="paragraph" style:parent-style-name="Standard">
      <style:paragraph-properties fo:text-align="start" style:justify-single-word="false"/>
      <style:text-properties fo:font-size="15pt" style:text-underline-style="none" fo:font-weight="normal" officeooo:rsid="00102d70" officeooo:paragraph-rsid="00102d70" style:font-size-asian="15pt" style:font-weight-asian="normal" style:font-size-complex="15pt" style:font-weight-complex="normal"/>
    </style:style>
    <style:style style:name="P29" style:family="paragraph" style:parent-style-name="Standard">
      <style:paragraph-properties fo:text-align="start" style:justify-single-word="false"/>
      <style:text-properties fo:font-size="14pt" style:text-underline-style="none" fo:font-weight="bold" officeooo:rsid="0010e842" officeooo:paragraph-rsid="0021631f" style:font-size-asian="14pt" style:font-weight-asian="bold" style:font-size-complex="14pt" style:font-weight-complex="bold"/>
    </style:style>
    <style:style style:name="P30" style:family="paragraph" style:parent-style-name="Standard" style:list-style-name="L1">
      <style:paragraph-properties fo:text-align="start" style:justify-single-word="false"/>
      <style:text-properties fo:font-size="12pt" style:text-underline-style="solid" style:text-underline-width="auto" style:text-underline-color="font-color" fo:font-weight="normal" officeooo:rsid="00393bc2" officeooo:paragraph-rsid="00393bc2" style:font-size-asian="10.5pt" style:font-weight-asian="normal" style:font-size-complex="12pt" style:font-weight-complex="normal"/>
    </style:style>
    <style:style style:name="P31" style:family="paragraph" style:parent-style-name="Standard" style:list-style-name="L1">
      <style:paragraph-properties fo:text-align="start" style:justify-single-word="false"/>
      <style:text-properties fo:font-size="12pt" style:text-underline-style="solid" style:text-underline-width="auto" style:text-underline-color="font-color" fo:font-weight="normal" officeooo:rsid="0039d6e4" officeooo:paragraph-rsid="0039d6e4" style:font-size-asian="10.5pt" style:font-weight-asian="normal" style:font-size-complex="12pt" style:font-weight-complex="normal"/>
    </style:style>
    <style:style style:name="P32" style:family="paragraph" style:parent-style-name="Standard" style:list-style-name="L2">
      <style:paragraph-properties fo:text-align="start" style:justify-single-word="false"/>
      <style:text-properties fo:font-size="12pt" style:text-underline-style="solid" style:text-underline-width="auto" style:text-underline-color="font-color" fo:font-weight="normal" officeooo:rsid="00402bb4" officeooo:paragraph-rsid="00402bb4"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402bb4" officeooo:paragraph-rsid="003f3670" style:font-size-asian="10.5pt" style:font-weight-asian="normal" style:font-size-complex="12pt" style:font-weight-complex="normal"/>
    </style:style>
    <style:style style:name="P34" style:family="paragraph" style:parent-style-name="Standard" style:list-style-name="L2">
      <style:paragraph-properties fo:text-align="start" style:justify-single-word="false"/>
      <style:text-properties fo:font-size="12pt" style:text-underline-style="solid" style:text-underline-width="auto" style:text-underline-color="font-color" fo:font-weight="normal" officeooo:rsid="00419763" officeooo:paragraph-rsid="00419763" style:font-size-asian="10.5pt" style:font-weight-asian="normal" style:font-size-complex="12pt" style:font-weight-complex="normal"/>
    </style:style>
    <style:style style:name="P35" style:family="paragraph" style:parent-style-name="Standard" style:list-style-name="L3">
      <style:paragraph-properties fo:text-align="start" style:justify-single-word="false"/>
      <style:text-properties fo:font-size="12pt" style:text-underline-style="solid" style:text-underline-width="auto" style:text-underline-color="font-color" fo:font-weight="normal" officeooo:rsid="0031d85c" officeooo:paragraph-rsid="0031d85c" style:font-size-asian="10.5pt" style:font-weight-asian="normal" style:font-size-complex="12pt" style:font-weight-complex="normal"/>
    </style:style>
    <style:style style:name="P36" style:family="paragraph" style:parent-style-name="Standard" style:list-style-name="L3">
      <style:paragraph-properties fo:text-align="start" style:justify-single-word="false"/>
      <style:text-properties fo:font-size="12pt" style:text-underline-style="solid" style:text-underline-width="auto" style:text-underline-color="font-color" fo:font-weight="normal" officeooo:rsid="0031d85c" officeooo:paragraph-rsid="0034834c" style:font-size-asian="10.5pt" style:font-weight-asian="normal" style:font-size-complex="12pt" style:font-weight-complex="normal"/>
    </style:style>
    <style:style style:name="P37" style:family="paragraph" style:parent-style-name="Standard" style:list-style-name="L2">
      <style:paragraph-properties fo:text-align="start" style:justify-single-word="false"/>
      <style:text-properties fo:font-size="12pt" fo:font-style="normal" style:text-underline-style="none" fo:font-weight="normal" officeooo:rsid="00419763" officeooo:paragraph-rsid="00419763" style:font-size-asian="10.5pt" style:font-style-asian="normal" style:font-weight-asian="normal" style:font-size-complex="12pt" style:font-style-complex="normal" style:font-weight-complex="normal"/>
    </style:style>
    <style:style style:name="P38" style:family="paragraph" style:parent-style-name="Standard" style:list-style-name="L3">
      <style:paragraph-properties fo:text-align="start" style:justify-single-word="false"/>
      <style:text-properties fo:font-size="12pt" style:text-underline-style="none" fo:font-weight="normal" officeooo:rsid="0034834c" officeooo:paragraph-rsid="0034834c"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size="12pt" style:text-underline-style="none" fo:font-weight="normal" officeooo:rsid="002961e1" officeooo:paragraph-rsid="002c2426"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font-size="12pt" style:text-underline-style="none" fo:font-weight="normal" officeooo:rsid="0031d85c" officeooo:paragraph-rsid="0031d85c"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officeooo:paragraph-rsid="004925f8"/>
    </style:style>
    <style:style style:name="P42" style:family="paragraph" style:parent-style-name="Text_20_body">
      <style:paragraph-properties fo:text-align="start" style:justify-single-word="false"/>
      <style:text-properties fo:font-size="12pt" style:text-underline-style="none" fo:font-weight="normal" officeooo:rsid="002961e1" officeooo:paragraph-rsid="002c2426" style:font-size-asian="10.5pt" style:font-weight-asian="normal" style:font-size-complex="12pt" style:font-weight-complex="normal"/>
    </style:style>
    <style:style style:name="P43" style:family="paragraph" style:parent-style-name="Text_20_body">
      <style:paragraph-properties fo:text-align="start" style:justify-single-word="false"/>
      <style:text-properties fo:font-size="12pt" style:text-underline-style="none" fo:font-weight="normal" officeooo:rsid="0031d85c" officeooo:paragraph-rsid="0031d85c" style:font-size-asian="10.5pt" style:font-weight-asian="normal" style:font-size-complex="12pt" style:font-weight-complex="normal"/>
    </style:style>
    <style:style style:name="P44" style:family="paragraph" style:parent-style-name="Text_20_body">
      <style:paragraph-properties fo:text-align="start" style:justify-single-word="false"/>
      <style:text-properties fo:font-size="12pt" style:text-underline-style="solid" style:text-underline-width="auto" style:text-underline-color="font-color" fo:font-weight="normal" officeooo:rsid="00402bb4" officeooo:paragraph-rsid="003f3670" style:font-size-asian="10.5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officeooo:rsid="00129a43"/>
    </style:style>
    <style:style style:name="T3" style:family="text">
      <style:text-properties officeooo:rsid="001444d8"/>
    </style:style>
    <style:style style:name="T4" style:family="text">
      <style:text-properties officeooo:rsid="00196547"/>
    </style:style>
    <style:style style:name="T5" style:family="text">
      <style:text-properties officeooo:rsid="0021631f"/>
    </style:style>
    <style:style style:name="T6" style:family="text">
      <style:text-properties fo:font-size="15pt" officeooo:rsid="0021631f" style:font-size-asian="15pt" style:font-size-complex="15pt"/>
    </style:style>
    <style:style style:name="T7" style:family="text">
      <style:text-properties officeooo:rsid="00229029"/>
    </style:style>
    <style:style style:name="T8" style:family="text">
      <style:text-properties officeooo:rsid="0024c246"/>
    </style:style>
    <style:style style:name="T9" style:family="text">
      <style:text-properties officeooo:rsid="00272cec"/>
    </style:style>
    <style:style style:name="T10" style:family="text">
      <style:text-properties officeooo:rsid="0028e574"/>
    </style:style>
    <style:style style:name="T11" style:family="text">
      <style:text-properties officeooo:rsid="0029e653"/>
    </style:style>
    <style:style style:name="T12" style:family="text">
      <style:text-properties officeooo:rsid="002c2426"/>
    </style:style>
    <style:style style:name="T13" style:family="text">
      <style:text-properties officeooo:rsid="002de699"/>
    </style:style>
    <style:style style:name="T14" style:family="text">
      <style:text-properties fo:font-style="italic" style:font-style-asian="italic" style:font-style-complex="italic"/>
    </style:style>
    <style:style style:name="T15" style:family="text">
      <style:text-properties fo:font-style="italic" officeooo:rsid="002ed4d7" style:font-style-asian="italic" style:font-style-complex="italic"/>
    </style:style>
    <style:style style:name="T16" style:family="text">
      <style:text-properties fo:font-style="italic" officeooo:rsid="00305ea2" style:font-style-asian="italic" style:font-style-complex="italic"/>
    </style:style>
    <style:style style:name="T17" style:family="text">
      <style:text-properties fo:font-style="italic" officeooo:rsid="003f3670" style:font-style-asian="italic" style:font-style-complex="italic"/>
    </style:style>
    <style:style style:name="T18" style:family="text">
      <style:text-properties fo:font-style="italic" style:text-underline-style="none" style:font-style-asian="italic" style:font-style-complex="italic"/>
    </style:style>
    <style:style style:name="T19" style:family="text">
      <style:text-properties fo:font-style="italic" style:text-underline-style="none" officeooo:rsid="00331035" style:font-style-asian="italic" style:font-style-complex="italic"/>
    </style:style>
    <style:style style:name="T20" style:family="text">
      <style:text-properties fo:font-style="italic" style:text-underline-style="none" officeooo:rsid="003a980f" style:font-style-asian="italic" style:font-style-complex="italic"/>
    </style:style>
    <style:style style:name="T21" style:family="text">
      <style:text-properties fo:font-style="italic" style:text-underline-style="none" officeooo:rsid="003dad74" style:font-style-asian="italic" style:font-style-complex="italic"/>
    </style:style>
    <style:style style:name="T22" style:family="text">
      <style:text-properties fo:font-style="italic" style:text-underline-style="none" officeooo:rsid="0042f113" style:font-style-asian="italic" style:font-style-complex="italic"/>
    </style:style>
    <style:style style:name="T23" style:family="text">
      <style:text-properties fo:font-style="normal" style:font-style-asian="normal" style:font-style-complex="normal"/>
    </style:style>
    <style:style style:name="T24" style:family="text">
      <style:text-properties fo:font-style="normal" officeooo:rsid="002ed4d7" style:font-style-asian="normal" style:font-style-complex="normal"/>
    </style:style>
    <style:style style:name="T25" style:family="text">
      <style:text-properties fo:font-style="normal" officeooo:rsid="00305ea2" style:font-style-asian="normal" style:font-style-complex="normal"/>
    </style:style>
    <style:style style:name="T26" style:family="text">
      <style:text-properties fo:font-style="normal" officeooo:rsid="003f3670" style:font-style-asian="normal" style:font-style-complex="normal"/>
    </style:style>
    <style:style style:name="T27" style:family="text">
      <style:text-properties fo:font-style="normal" officeooo:rsid="00402bb4" style:font-style-asian="normal" style:font-style-complex="normal"/>
    </style:style>
    <style:style style:name="T28" style:family="text">
      <style:text-properties fo:font-style="normal" style:text-underline-style="none" style:font-style-asian="normal" style:font-style-complex="normal"/>
    </style:style>
    <style:style style:name="T29" style:family="text">
      <style:text-properties fo:font-style="normal" style:text-underline-style="none" officeooo:rsid="00331035" style:font-style-asian="normal" style:font-style-complex="normal"/>
    </style:style>
    <style:style style:name="T30" style:family="text">
      <style:text-properties fo:font-style="normal" style:text-underline-style="none" officeooo:rsid="0036280b" style:font-style-asian="normal" style:font-style-complex="normal"/>
    </style:style>
    <style:style style:name="T31" style:family="text">
      <style:text-properties fo:font-style="normal" style:text-underline-style="none" officeooo:rsid="0039d6e4" style:font-style-asian="normal" style:font-style-complex="normal"/>
    </style:style>
    <style:style style:name="T32" style:family="text">
      <style:text-properties fo:font-style="normal" style:text-underline-style="none" officeooo:rsid="003a980f" style:font-style-asian="normal" style:font-style-complex="normal"/>
    </style:style>
    <style:style style:name="T33" style:family="text">
      <style:text-properties fo:font-style="normal" style:text-underline-style="none" officeooo:rsid="003b5c6c" style:font-style-asian="normal" style:font-style-complex="normal"/>
    </style:style>
    <style:style style:name="T34" style:family="text">
      <style:text-properties fo:font-style="normal" style:text-underline-style="none" officeooo:rsid="003c825e" style:font-style-asian="normal" style:font-style-complex="normal"/>
    </style:style>
    <style:style style:name="T35" style:family="text">
      <style:text-properties fo:font-style="normal" style:text-underline-style="none" officeooo:rsid="003dad74" style:font-style-asian="normal" style:font-style-complex="normal"/>
    </style:style>
    <style:style style:name="T36" style:family="text">
      <style:text-properties fo:font-style="normal" style:text-underline-style="none" officeooo:rsid="0042f113" style:font-style-asian="normal" style:font-style-complex="normal"/>
    </style:style>
    <style:style style:name="T37" style:family="text">
      <style:text-properties fo:font-style="normal" style:text-underline-style="none" officeooo:rsid="0045b1b1" style:font-style-asian="normal" style:font-style-complex="normal"/>
    </style:style>
    <style:style style:name="T38" style:family="text">
      <style:text-properties fo:font-style="normal" style:text-underline-style="none" officeooo:rsid="004925f8" style:font-style-asian="normal" style:font-style-complex="normal"/>
    </style:style>
    <style:style style:name="T39" style:family="text">
      <style:text-properties fo:font-style="normal" style:text-underline-style="none" officeooo:rsid="00498fea" style:font-style-asian="normal" style:font-style-complex="normal"/>
    </style:style>
    <style:style style:name="T40" style:family="text">
      <style:text-properties fo:font-style="normal" style:text-underline-style="none" officeooo:rsid="0049e8bf" style:font-style-asian="normal" style:font-style-complex="normal"/>
    </style:style>
    <style:style style:name="T41" style:family="text">
      <style:text-properties style:text-underline-style="none"/>
    </style:style>
    <style:style style:name="T42" style:family="text">
      <style:text-properties style:text-underline-style="none" officeooo:rsid="00331035"/>
    </style:style>
    <style:style style:name="T43" style:family="text">
      <style:text-properties style:text-underline-style="none" officeooo:rsid="0034834c"/>
    </style:style>
    <style:style style:name="T44" style:family="text">
      <style:text-properties style:text-underline-style="none" officeooo:rsid="0039d6e4"/>
    </style:style>
    <style:style style:name="T45" style:family="text">
      <style:text-properties officeooo:rsid="003f3670"/>
    </style:style>
    <style:style style:name="T46" style:family="text">
      <style:text-properties officeooo:rsid="00402bb4"/>
    </style:style>
    <style:style style:name="T47" style:family="text">
      <style:text-properties officeooo:rsid="004925f8"/>
    </style:style>
    <style:style style:name="T48" style:family="text">
      <style:text-properties fo:font-size="12pt" style:text-underline-style="none" fo:font-weight="normal" officeooo:rsid="00393bc2" style:font-size-asian="10.5pt" style:font-weight-asian="normal" style:font-size-complex="12pt" style:font-weight-complex="normal"/>
    </style:style>
    <style:style style:name="T49" style:family="text">
      <style:text-properties fo:font-size="12pt" style:text-underline-style="none" fo:font-weight="normal" officeooo:rsid="004925f8" style:font-size-asian="10.5pt" style:font-weight-asian="normal" style:font-size-complex="12pt" style:font-weight-complex="normal"/>
    </style:style>
    <style:style style:name="T50" style:family="text">
      <style:text-properties officeooo:rsid="0049e8b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écurité et Optimisation</text:p>
      <text:p text:style-name="P2"/>
      <text:p text:style-name="P26">Introduction :</text:p>
      <text:p text:style-name="P5">La DAO Web3 Direct Democracy ne fait pas intervenir de transfert d’ether <text:span text:style-name="T3">et</text:span> DemoCoin, l’utility token de la DAO, n<text:span text:style-name="T2">e permet à ses détenteurs que de participer à l’élaboration des propositions de loi. L’appât du gain n’est donc pas directement un motive d’attaque pour notre projet. Cela peut, en revanche être le cas de manière indirecte dans la mesure où les institutions et/ou Dapp qui sont sous la gouvernance de la DAO, peuvent être liés à des activités lucratives susceptibles d’être détournées à des fins de profit personnel. <text:s/></text:span></text:p>
      <text:p text:style-name="P8">Les attaques peuvent en outre viser à manipuler les résultats des processus de gouvernance, à les perturber ou les bloquer, à acquérir des DemoCoin de manière indue...</text:p>
      <text:p text:style-name="P17">Les voies d’attaques sont nombreuses <text:span text:style-name="T4">et ce document vise à présenter les mesures qui ont été prises dans le but d’éviter les plus communes d’entre elles.</text:span></text:p>
      <text:p text:style-name="P23"/>
      <text:p text:style-name="P23"><text:span text:style-name="T5">Droits d’accès</text:span> <text:span text:style-name="T1">:</text:span></text:p>
      <text:p text:style-name="P41"><text:span text:style-name="T48">Le projet implémente un système de droit d’exécutions des fonction</text:span><text:span text:style-name="T49">s</text:span><text:span text:style-name="T48"> d’état qui permette d’éviter les comportements </text:span><text:bookmark text:name="p85"/>anormaux<text:span text:style-name="T48">. Il y a ainsi 4 droits d’accès correspondant à des modifiers spécifiques:</text:span></text:p>
      <text:p text:style-name="P14"/>
      <text:list xml:id="list3036672082" text:style-name="L1">
        <text:list-item>
          <text:p text:style-name="P30">Citizens Only <text:span text:style-name="T41">: Seuls les citoyens sont autorisés à exécuter </text:span><text:span text:style-name="T44">la</text:span><text:span text:style-name="T41"> fonction. Les citoyens sont des comptes enregistrés dans le contrat </text:span><text:span text:style-name="T18">Citizens_Register</text:span><text:span text:style-name="T28"> et qui ont de ce fait le droit de participer à la vie politique de la DAO. Ce modifier est essentiellement utilisé pour l’élaboration des propositions de lois dans l’Agora ainsi que pour l’élection des membres des délégations</text:span></text:p>
        </text:list-item>
        <text:list-item>
          <text:p text:style-name="P30"><text:span text:style-name="T23">Constitution Only </text:span><text:span text:style-name="T28">: Seuls le contrat </text:span><text:span text:style-name="T18">Constitution</text:span><text:span text:style-name="T28"> est autorisé à exécuter </text:span><text:span text:style-name="T31">la</text:span><text:span text:style-name="T28"> fonction. </text:span><text:span text:style-name="T31">Il s’a</text:span><text:span text:style-name="T37">g</text:span><text:span text:style-name="T31">it généralement de fonction visant à modifier les paramètres du contrat.</text:span></text:p>
        </text:list-item>
        <text:list-item>
          <text:p text:style-name="P31"><text:span text:style-name="T23">Delegation Only </text:span><text:span text:style-name="T28">: Utilisé au sein d’un contrat </text:span><text:span text:style-name="T18">Delegation</text:span><text:span text:style-name="T28"> seul les membres de la délégation ont le droit d’appeler la fonction. Cela est utilisé pour les fonction</text:span><text:span text:style-name="T38">s</text:span><text:span text:style-name="T28"> ayant attrait à l’élaboration de projets de loi par la délégation.</text:span></text:p>
        </text:list-item>
        <text:list-item>
          <text:p text:style-name="P31"><text:span text:style-name="T23">Authorities Only </text:span><text:span text:style-name="T28">: Les contrats de type </text:span><text:span text:style-name="T18">Register</text:span><text:span text:style-name="T28"> possèdent une liste d’adresses (</text:span><text:span text:style-name="T18">Register_Authorities</text:span><text:span text:style-name="T28">) correspondants aux contrats ayant le droit d’</text:span><text:span text:style-name="T32">interagir avec eux</text:span><text:span text:style-name="T28">. </text:span><text:span text:style-name="T32">Seuls ces contrats peuvent faire appel aux fonctions ayant le modifier </text:span><text:span text:style-name="T20">Authorities_Only</text:span><text:span text:style-name="T32">. </text:span></text:p>
        </text:list-item>
      </text:list>
      <text:p text:style-name="P20"/>
      <text:p text:style-name="P19"><text:span text:style-name="T28">On peut constater que les contrat</text:span><text:span text:style-name="T38">s</text:span><text:span text:style-name="T28"> de type </text:span><text:span text:style-name="T18">register</text:span><text:span text:style-name="T28"> (</text:span><text:span text:style-name="T18">Constitution, API_Register, Loi </text:span><text:span text:style-name="T28">et </text:span><text:span text:style-name="T18">Citizens_Register) </text:span><text:span text:style-name="T28">ne peuvent être appelés que par </text:span><text:span text:style-name="T18">l’Agora</text:span><text:span text:style-name="T28">, les </text:span><text:span text:style-name="T18">Delegation</text:span><text:span text:style-name="T28"> et la </text:span><text:span text:style-name="T18">Constitution</text:span><text:span text:style-name="T28">. Il n’est donc pas possible pour un citoyen d’interagir directement avec ces contrats. Il</text:span><text:span text:style-name="T39">s</text:span><text:span text:style-name="T28"> doivent pour cela passer par les contrat</text:span><text:span text:style-name="T40">s</text:span><text:span text:style-name="T28"> de gouvernance que sont </text:span><text:span text:style-name="T18">l’Agora</text:span><text:span text:style-name="T28"> et les </text:span><text:span text:style-name="T18">Delegation. </text:span><text:span text:style-name="T28">Cela permet d’isoler les données d’intérêt de la DAO, contenu</text:span><text:span text:style-name="T40">e</text:span><text:span text:style-name="T28">s dans les register ; des citoyens. </text:span></text:p>
      <text:p text:style-name="P19"><text:span text:style-name="T28">Par ailleurs, étant donné que la majorité des fonctions du projet sont </text:span><text:span text:style-name="T33">soumises</text:span><text:span text:style-name="T28"> à l’un de ces modifier, </text:span><text:span text:style-name="T33">il </text:span><text:span text:style-name="T34">est</text:span><text:span text:style-name="T33"> difficile pour un compte étranger à la DAO d’interagir avec elle. </text:span></text:p>
      <text:p text:style-name="P21"/>
      <text:p text:style-name="P15"/>
      <text:p text:style-name="P24">Blocage :</text:p>
      <text:p text:style-name="P3">L’<text:span text:style-name="T8">attaquant peut vouloir bloquer ou perturber le bon fonctionnement de la DAO. Il peut notamment vouloir bloquer le processus de création d’une loi si cette dernière ne lui convient pas. </text:span></text:p>
      <text:p text:style-name="P12">Le projet n’est pas soumis aux risques de blocages liés au transfert d’ether <text:span text:style-name="T12">mais d’autres formes de blocages peuvent se produire.</text:span></text:p>
      <text:p text:style-name="P9"/>
      <text:p text:style-name="P9"><text:span text:style-name="T9">Prenons par exempl</text:span>e <text:span text:style-name="T12">le</text:span> <text:span text:style-name="T50">contrats</text:span> Majority_Judgment_Ballot.sol <text:span text:style-name="T9">qui </text:span>peut gérer plusieurs scrutins (ballots) relatifs à plusieurs <text:span text:style-name="T50">contrats</text:span> de gouvernance différents (Agora ou Délégations). Ces scrutin<text:span text:style-name="T50">s</text:span> sont identifiés sur le <text:span text:style-name="T50">contrat</text:span> via une clé « key » <text:span text:style-name="T7">(bytes32 choisit par le contrat de gouvernance) </text:span>au sein d’un mapping. Un attaquant pourrait bloquer un <text:span text:style-name="T50">contrat</text:span> de gouvernance en l’empêchant de <text:soft-page-break/>lancer un scrutin sur Majority_Judgment_Ballot en lançant avant lui un scrutin ayant la même clé. <text:span text:style-name="T7">Pour éviter cette attaque, nous avons fait en sorte que les clés des scrutins fournies par les contrats de gouvernance ne puissent pas être calculées à l’avance avant la création du scrutin. Pour cela, la clé est obtenue en hashant un élément fixe (ex : l’identifiant de la proposition de loi) avec le timestamps du bloc auquel le scrutin est crée.</text:span></text:p>
      <text:p text:style-name="P11"/>
      <text:p text:style-name="P42"><text:bookmark text:name="p129"/><text:span text:style-name="T25">Par ailleurs, les blocages peuvent aussi intervenir sans nécessairement d’intentions </text:span><text:bookmark text:name="144"/><text:span text:style-name="T25">malveillantes.</text:span><text:bookmark text:name="p130"/><text:span text:style-name="T25"> Cela peut par exemple arriver lorsqu’une proposition a été votée et qu’il faut exécuter ses </text:span><text:bookmark text:name="146"/><text:span text:style-name="T25">function </text:span><text:bookmark text:name="147"/><text:span text:style-name="T25">call.</text:span><text:bookmark text:name="p131"/><text:span text:style-name="T25"> Il est possible que la quantité de </text:span><text:bookmark text:name="148"/><text:span text:style-name="T25">gas à dépenser pour exécuter toutes les </text:span><text:bookmark text:name="149"/><text:span text:style-name="T25">function </text:span><text:bookmark text:name="150"/><text:span text:style-name="T25">calls soit trop élevée pour un seul compte ou au sein d’une seule transaction </text:span><text:bookmark text:name="p128"/><text:span text:style-name="T25">(notamment si la limite de </text:span><text:bookmark text:name="143"/><text:span text:style-name="T25">gas du block est dépassée).</text:span><text:bookmark text:name="p132"/><text:span text:style-name="T25"> Pour pallier à cela, il est possible pour un compte de choisir le nombre de </text:span><text:bookmark text:name="151"/><text:span text:style-name="T25">function </text:span><text:bookmark text:name="152"/><text:span text:style-name="T25">calls qu’il souhaite exécuter et de laisser le reste aux autres comptes.</text:span><text:bookmark text:name="p133"/><text:span text:style-name="T25"> De plus, l’utilisation de </text:span><text:bookmark text:name="153"/><text:span text:style-name="T25">call pour exécuter les </text:span><text:bookmark text:name="154"/><text:span text:style-name="T25">function </text:span><text:bookmark text:name="155"/><text:span text:style-name="T25">call permet d’éviter que la transaction soit </text:span><text:bookmark text:name="156"/><text:span text:style-name="T25">revert s'il y a un problème avec les </text:span><text:bookmark text:name="158"/><text:span text:style-name="T25">function </text:span><text:bookmark text:name="159"/><text:span text:style-name="T25">call.</text:span><text:bookmark text:name="p134"/><text:span text:style-name="T25"> Ainsi, si un de ces derniers venait à </text:span><text:bookmark text:name="160"/><text:span text:style-name="T25">revert, les </text:span><text:bookmark text:name="161"/><text:span text:style-name="T25">function </text:span><text:bookmark text:name="162"/><text:span text:style-name="T25">call qui suivent pourront être exécuté sans problème.</text:span><text:bookmark text:name="p135"/><text:span text:style-name="T25"> Les valeurs succès et </text:span><text:bookmark text:name="165"/><text:span text:style-name="T25">receipt renvoyés par les appels avec </text:span><text:bookmark text:name="166"/><text:span text:style-name="T25">call sont stockés pour chaque </text:span><text:bookmark text:name="167"/><text:span text:style-name="T25">function </text:span><text:bookmark text:name="168"/><text:span text:style-name="T25">call.</text:span><text:bookmark text:name="p136"/><text:span text:style-name="T25"> Cela permet </text:span><text:bookmark text:name="169"/><text:span text:style-name="T25">d’</text:span><text:bookmark text:name="170"/><text:span text:style-name="T25">auditer par la </text:span><text:bookmark text:name="171"/><text:span text:style-name="T25">suite </text:span><text:bookmark text:name="172"/><text:span text:style-name="T25">quels function call </text:span><text:bookmark text:name="173"/><text:span text:style-name="T25">ont été revert et pourquoi.<text:line-break/><text:line-break/></text:span><text:bookmark text:name="p139"/><text:span text:style-name="T25">En règle générale, les processus d’élaboration et de vote de loi, que ce soit via l’Agora ou les Délégations, sont segmentés en différentes étapes ou stages </text:span><text:bookmark text:name="p138"/><text:span text:style-name="T25">(représentés par une </text:span><text:bookmark text:name="175"/><text:span text:style-name="T25">enum).</text:span><text:bookmark text:name="p179"/><text:span text:style-name="T25"> Le passage d’un stage à l’autre est soumis à certaines conditions, mais peut être activé par n’importe quel compte ayant pouvoir sur l’élaboration de la loi en question </text:span><text:bookmark text:name="p178"/><text:span text:style-name="T25">(citoyen pour les propositions de loi et membre de délégation pour les projets de loi) sous réserve que ces conditions soient respectées.</text:span><text:bookmark text:name="p141"/><text:span text:style-name="T25"> Il en est de même pour l’élection des membres de délégations.</text:span><text:bookmark text:name="p142"/><text:span text:style-name="T25"> Le fait qu’à aucun moment, la progression dans les processus de la DAO ne soit conditionnée à l’action d’un seul compte permet d’éviter les blocages.</text:span></text:p>
      <text:p text:style-name="P39"><text:span text:style-name="T25"/></text:p>
      <text:p text:style-name="P11"/>
      <text:p text:style-name="P25">Réentrance :</text:p>
      <text:p text:style-name="P44"><text:bookmark text:name="p186"/><text:span text:style-name="T36">Les mécanismes de droits d’accès ainsi que de partitionnement des process d’élaboration et de vote des lois en stages dont nous avons parlé dans les sections précédentes permettent de rendre les attaques de réentrances plus compliquées.</text:span><text:bookmark text:name="p187"/><text:span text:style-name="T36"> <text:line-break/></text:span><text:bookmark text:name="p188"/><text:span text:style-name="T36">En parallèle, nous avons suivi, lorsque cela était possible, le schéma « </text:span><text:bookmark text:name="206"/><text:span text:style-name="T36">Checks-effects-interaction » dans nos fonctions.</text:span><text:bookmark text:name="p235"/><text:span text:style-name="T36"> Une majorité des interactions se font entre des contrats connus, cependant il y a deux situations à risques qu’il faut surveiller :<text:line-break/><text:line-break/></text:span><text:bookmark text:name="p191"/><text:span text:style-name="T36">• Interaction avec des contrats </text:span><text:bookmark text:name="211"/><text:span text:style-name="T36">IVote et </text:span><text:bookmark text:name="212"/><text:span text:style-name="T36">IDelegation :</text:span><text:bookmark text:name="p192"/><text:span text:style-name="T36"> </text:span><text:bookmark text:name="213"/><text:span text:style-name="T36">Pour permettre aux utilisateurs d’adapter la DAO à leur use </text:span><text:bookmark text:name="215"/><text:span text:style-name="T36">case, nous leur avons laissé la liberté d’implémenter les contrats de vote et de délégation selon leur besoin </text:span><text:bookmark text:name="p190"/><text:span text:style-name="T36">(nous avons néanmoins </text:span><text:bookmark text:name="209"/><text:span text:style-name="T36">fournit une implémentation pour chacun deux) à </text:span><text:bookmark text:name="216"/><text:span text:style-name="T36">conditions qu’ils respectent leur interfaces </text:span><text:bookmark text:name="217"/><text:span text:style-name="T36">respectives :</text:span><text:bookmark text:name="p193"/><text:span text:style-name="T36"> </text:span><text:bookmark text:name="218"/><text:span text:style-name="T36">IVote et </text:span><text:bookmark text:name="219"/><text:span text:style-name="T36">IDelegation.</text:span><text:bookmark text:name="p194"/><text:span text:style-name="T36"> <text:line-break/></text:span><text:bookmark text:name="p195"/><text:span text:style-name="T36">Au long de la vie d’</text:span><text:bookmark text:name="220"/><text:span text:style-name="T36">un projet, plusieurs contrats de ce type peuvent être rajoutés à la DAO.</text:span><text:bookmark text:name="p196"/><text:span text:style-name="T36"> Cela qui peut constituer un risque de réentrance dans la mesure où ces contrats </text:span><text:bookmark text:name="222"/><text:span text:style-name="T36">customisés peuvent cacher des failles de sécurité, volontairement introduite ou non par leur créateur.</text:span><text:bookmark text:name="p236"/><text:span text:style-name="T36"> Cela peut être d’autant plus dangereux que les citoyens ne sont pas tous nécessairement qualifiés pour juger de la sécurité des smart contrats dont ils doivent voter l’adoption.</text:span><text:bookmark text:name="p198"/><text:span text:style-name="T36"> D’où la nécessiter d’utiliser le schéma « Checks-effects-interaction » pour les fonctions interagissant avec ces contrats.<text:line-break/></text:span><text:bookmark text:name="p199"/><text:soft-page-break/><text:span text:style-name="T36"><text:line-break/></text:span><text:bookmark text:name="p200"/><text:span text:style-name="T36">• Interaction avec les contrats référencés par </text:span><text:bookmark text:name="226"/><text:span text:style-name="T36">le API_Register :</text:span><text:bookmark text:name="p201"/><text:span text:style-name="T36"> </text:span><text:bookmark text:name="227"/><text:span text:style-name="T36">Les tiers contrats avec lesquels on peut interagir via le contrat API_Register sont ajoutés à ce dernier via un processus démocratique.</text:span><text:bookmark text:name="p237"/><text:span text:style-name="T36"> Cependant, comme nous l’avons vu précédemment, il n’est pas impossible que certaines failles pouvant mener à des attaques par réentrances échappent au contrôle citoyen.</text:span><text:bookmark text:name="p203"/><text:span text:style-name="T36"> C’est pourquoi nous utilisons le modifier </text:span><text:bookmark text:name="230"/><text:span text:style-name="T36">nonReentrant de la bibliothèque </text:span><text:bookmark text:name="231"/><text:span text:style-name="T36">ReentrancyGuard pour les fonctions </text:span><text:bookmark text:name="232"/><text:span text:style-name="T36">Execute_Law des contrat Agora et </text:span><text:bookmark text:name="233"/><text:span text:style-name="T36">Delegation.</text:span><text:bookmark text:name="p204"/><text:span text:style-name="T36"> En effet, ces fonctions sont les seules susceptibles de faire appel à la fonction Execute_Function du contrat API_Register qui est chargée d’interagir avec </text:span><text:bookmark text:name="234"/><text:span text:style-name="T36">les tiers contrats externes à la DAO.</text:span><text:bookmark text:name="p205"/><text:span text:style-name="T36">  </text:span></text:p>
      <text:p text:style-name="P33"><text:span text:style-name="T36"/></text:p>
      <text:p text:style-name="P24"/>
      <text:p text:style-name="P27">Libraries sécurisées</text:p>
      <text:p text:style-name="P43"><text:bookmark text:name="p243"/>Nous avons utilisé lorsque cela était possible et souhaitable, des <text:bookmark text:name="256"/>libraries externes sécurisées d'OppenZeppelin.<text:bookmark text:name="p244"/> Concrètement, nous avons utilisé deux <text:bookmark text:name="258"/>libraries :<text:line-break/><text:line-break/><text:bookmark text:name="p245"/>• <text:bookmark text:name="259"/>ReentrancyGuard :<text:bookmark text:name="p246"/> <text:bookmark text:name="260"/>Comme nous l’avons présenté précédemment dans la section <text:bookmark text:name="261"/>Reentrancy<text:line-break/><text:bookmark text:name="p248"/>• <text:bookmark text:name="264"/>EnumerableSet :<text:bookmark text:name="p249"/> <text:bookmark text:name="265"/>Permet d’éditer facilement des listes de <text:bookmark text:name="266"/>bytes32, de <text:bookmark text:name="267"/>uint ou d’adresses.<text:bookmark text:name="p250"/> Lorsque le projet nécessitait des listes d’éléments d’autre types <text:bookmark text:name="p247"/>(comme par exemple dans le contrat <text:bookmark text:name="262"/>API_Register qui nécessite des listes de <text:bookmark text:name="263"/>bytes4), nous les avons implémentés en nous inspirant du schéma utilisé dans la <text:bookmark text:name="269"/>library.<text:line-break/><text:bookmark text:name="p251"/><text:line-break/><text:bookmark text:name="p252"/>Nous avions également dans l’idée d’utiliser la bibliothèque <text:bookmark text:name="270"/>SafeMath pour permettre d’effectuer des opérations sur les entiers sans <text:bookmark text:name="271"/>overflow.<text:bookmark text:name="p253"/> Cependant, les <text:bookmark text:name="272"/>version 0.8.<text:bookmark text:name="p254"/> <text:bookmark text:name="273"/>du compilateur <text:bookmark text:name="274"/>solidity prend désormais en charge cet aspect.<text:bookmark text:name="p255"/> </text:p>
      <text:p text:style-name="P13"/>
      <text:p text:style-name="P29"><text:span text:style-name="T6">Limites</text:span>:</text:p>
      <text:p text:style-name="P6"/>
      <text:p text:style-name="P7">Impossible de garantir l’anonymat. </text:p>
      <text:p text:style-name="P7">Point de fragilité au niveau de l’ajout de nouveau citoyens à la DAO.</text:p>
      <text:p text:style-name="P10">Sécurité dépend des citoyens : <text:span text:style-name="T10">délégation customizé non sécurisé, contracts tiers non sécurisé </text:span></text:p>
      <text:p text:style-name="P4">- </text:p>
      <text:p text:style-name="P2"/>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27T20:00:42.067815333</meta:creation-date>
    <dc:date>2021-04-25T02:32:36.227131939</dc:date>
    <meta:editing-duration>PT10H54M31S</meta:editing-duration>
    <meta:editing-cycles>23</meta:editing-cycles>
    <meta:generator>LibreOffice/6.0.7.3$Linux_X86_64 LibreOffice_project/00m0$Build-3</meta:generator>
    <meta:document-statistic meta:table-count="0" meta:image-count="0" meta:object-count="0" meta:page-count="3" meta:paragraph-count="27" meta:word-count="1391" meta:character-count="8898" meta:non-whitespace-character-count="7519"/>
  </office:meta>
</office:document-meta>
</file>